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25.68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ge_ri1_BL1_2407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Bk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(km)</text:p>
          </table:table-cell>
          <table:table-cell office:value-type="string" calcext:value-type="string">
            <text:p>RangCalib(km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vTSnRSnDTpSTpSId</text:p>
          </table:table-cell>
          <table:table-cell office:value-type="string" calcext:value-type="string">
            <text:p>BkCtSRtInTi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36.20179539" calcext:value-type="float">
            <text:p>1936.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29.38196666" calcext:value-type="float">
            <text:p>1929.3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22.56558554" calcext:value-type="float">
            <text:p>1922.56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15.75205245" calcext:value-type="float">
            <text:p>1915.75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08.94001832" calcext:value-type="float">
            <text:p>1908.94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02.13308067" calcext:value-type="float">
            <text:p>1902.1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95.32899104" calcext:value-type="float">
            <text:p>1895.32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88.52714986" calcext:value-type="float">
            <text:p>1888.52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81.72905608" calcext:value-type="float">
            <text:p>1881.72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74.93440992" calcext:value-type="float">
            <text:p>1874.93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68.14276168" calcext:value-type="float">
            <text:p>1868.14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61.35456105" calcext:value-type="float">
            <text:p>1861.35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54.57010783" calcext:value-type="float">
            <text:p>1854.57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47.78835274" calcext:value-type="float">
            <text:p>1847.78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41.00929579" calcext:value-type="float">
            <text:p>1841.0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34.23563509" calcext:value-type="float">
            <text:p>1834.23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27.46437274" calcext:value-type="float">
            <text:p>1827.46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20.69700769" calcext:value-type="float">
            <text:p>1820.69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13.93383973" calcext:value-type="float">
            <text:p>1813.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07.17441918" calcext:value-type="float">
            <text:p>1807.17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00.41814645" calcext:value-type="float">
            <text:p>1800.41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93.66547123" calcext:value-type="float">
            <text:p>1793.66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86.91669331" calcext:value-type="float">
            <text:p>1786.9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80.17226239" calcext:value-type="float">
            <text:p>1780.17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73.43157887" calcext:value-type="float">
            <text:p>1773.43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66.69449285" calcext:value-type="float">
            <text:p>1766.6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59.9628031" calcext:value-type="float">
            <text:p>1759.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53.23411128" calcext:value-type="float">
            <text:p>1753.23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46.51036603" calcext:value-type="float">
            <text:p>1746.51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39.79081788" calcext:value-type="float">
            <text:p>1739.79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33.07516703" calcext:value-type="float">
            <text:p>1733.07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26.36356337" calcext:value-type="float">
            <text:p>1726.36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19.65615682" calcext:value-type="float">
            <text:p>1719.6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12.95369683" calcext:value-type="float">
            <text:p>1712.9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06.25543394" calcext:value-type="float">
            <text:p>1706.25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99.56241742" calcext:value-type="float">
            <text:p>1699.56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92.87509696" calcext:value-type="float">
            <text:p>1692.8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86.19032473" calcext:value-type="float">
            <text:p>1686.19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79.51079887" calcext:value-type="float">
            <text:p>1679.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72.83651938" calcext:value-type="float">
            <text:p>1672.83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66.16733636" calcext:value-type="float">
            <text:p>1666.16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59.50295001" calcext:value-type="float">
            <text:p>1659.50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52.84381004" calcext:value-type="float">
            <text:p>1652.84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46.18991644" calcext:value-type="float">
            <text:p>1646.18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39.54081951" calcext:value-type="float">
            <text:p>1639.54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32.89726874" calcext:value-type="float">
            <text:p>1632.89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26.25896435" calcext:value-type="float">
            <text:p>1626.25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19.62560652" calcext:value-type="float">
            <text:p>1619.62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12.99839445" calcext:value-type="float">
            <text:p>1612.99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06.37657864" calcext:value-type="float">
            <text:p>1606.37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99.76045888" calcext:value-type="float">
            <text:p>1599.76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93.15018508" calcext:value-type="float">
            <text:p>1593.1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86.54545743" calcext:value-type="float">
            <text:p>1586.54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79.94732523" calcext:value-type="float">
            <text:p>1579.94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73.35488908" calcext:value-type="float">
            <text:p>1573.35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66.76814898" calcext:value-type="float">
            <text:p>1566.76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60.18770453" calcext:value-type="float">
            <text:p>1560.1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53.6141553" calcext:value-type="float">
            <text:p>1553.6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47.04525286" calcext:value-type="float">
            <text:p>1547.04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40.48369533" calcext:value-type="float">
            <text:p>1540.4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33.92843344" calcext:value-type="float">
            <text:p>1533.92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27.38036657" calcext:value-type="float">
            <text:p>1527.38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20.83859535" calcext:value-type="float">
            <text:p>1520.8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14.30326966" calcext:value-type="float">
            <text:p>1514.30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07.77513899" calcext:value-type="float">
            <text:p>1507.77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01.25420334" calcext:value-type="float">
            <text:p>1501.2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94.7407625" calcext:value-type="float">
            <text:p>1494.74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88.2339171" calcext:value-type="float">
            <text:p>1488.2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81.73336733" calcext:value-type="float">
            <text:p>1481.73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75.24166145" calcext:value-type="float">
            <text:p>1475.24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68.75625121" calcext:value-type="float">
            <text:p>1468.75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62.28043432" calcext:value-type="float">
            <text:p>1462.28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55.81031349" calcext:value-type="float">
            <text:p>1455.8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49.34963613" calcext:value-type="float">
            <text:p>1449.34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42.89645357" calcext:value-type="float">
            <text:p>1442.89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36.45091572" calcext:value-type="float">
            <text:p>1436.4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30.01347227" calcext:value-type="float">
            <text:p>1430.0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23.58457291" calcext:value-type="float">
            <text:p>1423.58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17.16361804" calcext:value-type="float">
            <text:p>1417.16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10.75225654" calcext:value-type="float">
            <text:p>1410.75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04.34883953" calcext:value-type="float">
            <text:p>1404.34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97.95501588" calcext:value-type="float">
            <text:p>1397.95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91.56928663" calcext:value-type="float">
            <text:p>1391.56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85.19195157" calcext:value-type="float">
            <text:p>1385.19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78.82525914" calcext:value-type="float">
            <text:p>1378.82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72.466811" calcext:value-type="float">
            <text:p>1372.46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66.1185558" calcext:value-type="float">
            <text:p>1366.1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9.77944428" calcext:value-type="float">
            <text:p>1359.7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3.44947642" calcext:value-type="float">
            <text:p>1353.44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47.13090068" calcext:value-type="float">
            <text:p>1347.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40.82146861" calcext:value-type="float">
            <text:p>1340.82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34.52342865" calcext:value-type="float">
            <text:p>1334.52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28.23498206" calcext:value-type="float">
            <text:p>1328.2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21.95612882" calcext:value-type="float">
            <text:p>1321.95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15.68866769" calcext:value-type="float">
            <text:p>1315.68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09.4316993" calcext:value-type="float">
            <text:p>1309.4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03.18537354" calcext:value-type="float">
            <text:p>1303.18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96.95058979" calcext:value-type="float">
            <text:p>1296.95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90.72779774" calcext:value-type="float">
            <text:p>1290.7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84.51564832" calcext:value-type="float">
            <text:p>1284.51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78.31594029" calcext:value-type="float">
            <text:p>1278.31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72.12717468" calcext:value-type="float">
            <text:p>1272.12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65.95100036" calcext:value-type="float">
            <text:p>1265.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59.78756722" calcext:value-type="float">
            <text:p>1259.78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53.63597587" calcext:value-type="float">
            <text:p>1253.63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47.49667602" calcext:value-type="float">
            <text:p>1247.4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41.37011735" calcext:value-type="float">
            <text:p>1241.37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35.25644975" calcext:value-type="float">
            <text:p>1235.25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29.15627282" calcext:value-type="float">
            <text:p>1229.15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23.06988634" calcext:value-type="float">
            <text:p>1223.06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16.99669072" calcext:value-type="float">
            <text:p>1216.99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10.93728556" calcext:value-type="float">
            <text:p>1210.93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04.89182075" calcext:value-type="float">
            <text:p>1204.89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98.86134556" calcext:value-type="float">
            <text:p>1198.86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92.84481072" calcext:value-type="float">
            <text:p>1192.84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86.84281582" calcext:value-type="float">
            <text:p>1186.8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80.85626022" calcext:value-type="float">
            <text:p>1180.85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74.88424456" calcext:value-type="float">
            <text:p>1174.88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68.9281179" calcext:value-type="float">
            <text:p>1168.92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62.98743056" calcext:value-type="float">
            <text:p>1162.98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57.0630819" calcext:value-type="float">
            <text:p>1157.06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51.15417255" calcext:value-type="float">
            <text:p>1151.15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45.26205158" calcext:value-type="float">
            <text:p>1145.26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39.38671899" calcext:value-type="float">
            <text:p>1139.38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33.52742529" calcext:value-type="float">
            <text:p>1133.52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27.68686863" calcext:value-type="float">
            <text:p>1127.68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21.86265065" calcext:value-type="float">
            <text:p>1121.86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16.05642022" calcext:value-type="float">
            <text:p>1116.05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10.26847713" calcext:value-type="float">
            <text:p>1110.26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04.4980719" calcext:value-type="float">
            <text:p>1104.49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98.74715317" calcext:value-type="float">
            <text:p>1098.74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93.01497148" calcext:value-type="float">
            <text:p>1093.01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87.3021264" calcext:value-type="float">
            <text:p>1087.30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81.60906762" calcext:value-type="float">
            <text:p>1081.60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75.93474587" calcext:value-type="float">
            <text:p>1075.93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70.28290856" calcext:value-type="float">
            <text:p>1070.28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64.65085755" calcext:value-type="float">
            <text:p>1064.65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59.03979201" calcext:value-type="float">
            <text:p>1059.03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53.44986184" calcext:value-type="float">
            <text:p>1053.44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47.88091714" calcext:value-type="float">
            <text:p>1047.88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42.33400718" calcext:value-type="float">
            <text:p>1042.3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36.80958166" calcext:value-type="float">
            <text:p>1036.80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31.30719089" calcext:value-type="float">
            <text:p>1031.30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25.82818393" calcext:value-type="float">
            <text:p>1025.82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20.37271067" calcext:value-type="float">
            <text:p>1020.37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14.9418204" calcext:value-type="float">
            <text:p>1014.94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9.53476363" calcext:value-type="float">
            <text:p>1009.53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4.15169025" calcext:value-type="float">
            <text:p>1004.15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98.79379944" calcext:value-type="float">
            <text:p>998.7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93.46154089" calcext:value-type="float">
            <text:p>993.46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88.1546148" calcext:value-type="float">
            <text:p>988.15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82.87362075" calcext:value-type="float">
            <text:p>982.87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77.61975792" calcext:value-type="float">
            <text:p>977.61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72.393476" calcext:value-type="float">
            <text:p>972.3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67.19417541" calcext:value-type="float">
            <text:p>967.1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62.02320519" calcext:value-type="float">
            <text:p>962.02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56.88056537" calcext:value-type="float">
            <text:p>956.88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51.76715531" calcext:value-type="float">
            <text:p>951.7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46.68282512" calcext:value-type="float">
            <text:p>946.68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41.62817438" calcext:value-type="float">
            <text:p>941.62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36.60395258" calcext:value-type="float">
            <text:p>936.60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31.6103096" calcext:value-type="float">
            <text:p>931.6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26.64859453" calcext:value-type="float">
            <text:p>926.64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21.71835766" calcext:value-type="float">
            <text:p>921.71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16.82094806" calcext:value-type="float">
            <text:p>916.8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11.95621585" calcext:value-type="float">
            <text:p>911.95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07.12521028" calcext:value-type="float">
            <text:p>907.12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02.32883075" calcext:value-type="float">
            <text:p>902.32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97.56692735" calcext:value-type="float">
            <text:p>897.56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92.83920028" calcext:value-type="float">
            <text:p>892.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88.14744832" calcext:value-type="float">
            <text:p>888.1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83.49227103" calcext:value-type="float">
            <text:p>883.49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78.87486759" calcext:value-type="float">
            <text:p>878.87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74.29358914" calcext:value-type="float">
            <text:p>874.29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9.75083403" calcext:value-type="float">
            <text:p>869.75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5.24600266" calcext:value-type="float">
            <text:p>865.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0.78119358" calcext:value-type="float">
            <text:p>860.78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56.35670659" calcext:value-type="float">
            <text:p>856.35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51.97284147" calcext:value-type="float">
            <text:p>851.97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47.62959824" calcext:value-type="float">
            <text:p>847.6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43.32847584" calcext:value-type="float">
            <text:p>843.32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9.07007388" calcext:value-type="float">
            <text:p>839.07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4.85364285" calcext:value-type="float">
            <text:p>834.85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0.68128132" calcext:value-type="float">
            <text:p>830.68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26.55328906" calcext:value-type="float">
            <text:p>826.55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22.47011579" calcext:value-type="float">
            <text:p>822.47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8.43445961" calcext:value-type="float">
            <text:p>818.43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4.44452179" calcext:value-type="float">
            <text:p>814.44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0.50060211" calcext:value-type="float">
            <text:p>810.5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06.60569849" calcext:value-type="float">
            <text:p>806.6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02.75981095" calcext:value-type="float">
            <text:p>802.75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8.96263967" calcext:value-type="float">
            <text:p>798.96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5.21613333" calcext:value-type="float">
            <text:p>795.21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1.51879294" calcext:value-type="float">
            <text:p>791.51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7.87391624" calcext:value-type="float">
            <text:p>787.8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4.28105352" calcext:value-type="float">
            <text:p>784.28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0.74125408" calcext:value-type="float">
            <text:p>780.74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7.25541727" calcext:value-type="float">
            <text:p>777.25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3.82354311" calcext:value-type="float">
            <text:p>773.8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0.44638107" calcext:value-type="float">
            <text:p>770.44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7.1258798" calcext:value-type="float">
            <text:p>767.1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3.86039046" calcext:value-type="float">
            <text:p>763.86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0.65306084" calcext:value-type="float">
            <text:p>760.65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7.50359118" calcext:value-type="float">
            <text:p>757.50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4.41333052" calcext:value-type="float">
            <text:p>754.4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1.38197908" calcext:value-type="float">
            <text:p>751.38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8.41148551" calcext:value-type="float">
            <text:p>748.41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5.5021496" calcext:value-type="float">
            <text:p>745.50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2.65367156" calcext:value-type="float">
            <text:p>742.65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9.86740046" calcext:value-type="float">
            <text:p>739.8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7.14528494" calcext:value-type="float">
            <text:p>737.14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4.48732501" calcext:value-type="float">
            <text:p>734.48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1.89262128" calcext:value-type="float">
            <text:p>731.89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9.36207314" calcext:value-type="float">
            <text:p>729.36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6.89822883" calcext:value-type="float">
            <text:p>726.89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4.50213761" calcext:value-type="float">
            <text:p>724.50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2.17275021" calcext:value-type="float">
            <text:p>722.17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9.91186539" calcext:value-type="float">
            <text:p>719.91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7.71798418" calcext:value-type="float">
            <text:p>717.71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5.59350493" calcext:value-type="float">
            <text:p>715.5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3.53857752" calcext:value-type="float">
            <text:p>713.53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1.55410135" calcext:value-type="float">
            <text:p>711.5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9.64157536" calcext:value-type="float">
            <text:p>709.64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7.79995029" calcext:value-type="float">
            <text:p>707.79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6.0307251" calcext:value-type="float">
            <text:p>706.03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4.33389979" calcext:value-type="float">
            <text:p>704.3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2.71007394" calcext:value-type="float">
            <text:p>702.71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1.15924755" calcext:value-type="float">
            <text:p>701.1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9.68456845" calcext:value-type="float">
            <text:p>699.68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8.2833385" calcext:value-type="float">
            <text:p>698.28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6.95720657" calcext:value-type="float">
            <text:p>696.95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5.70647243" calcext:value-type="float">
            <text:p>695.70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4.53173568" calcext:value-type="float">
            <text:p>694.53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3.4338957" calcext:value-type="float">
            <text:p>693.4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2.41280259" calcext:value-type="float">
            <text:p>692.4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1.46860624" calcext:value-type="float">
            <text:p>691.46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0.60175635" calcext:value-type="float">
            <text:p>690.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9.81240281" calcext:value-type="float">
            <text:p>689.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9.10069552" calcext:value-type="float">
            <text:p>689.1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8.46753384" calcext:value-type="float">
            <text:p>688.46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9129178" calcext:value-type="float">
            <text:p>687.91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43714717" calcext:value-type="float">
            <text:p>687.43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03932257" calcext:value-type="float">
            <text:p>687.03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7204933" calcext:value-type="float">
            <text:p>686.72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48155871" calcext:value-type="float">
            <text:p>686.4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32072005" calcext:value-type="float">
            <text:p>686.3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2391765" calcext:value-type="float">
            <text:p>686.23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23692806" calcext:value-type="float">
            <text:p>686.23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31367493" calcext:value-type="float">
            <text:p>686.31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4697169" calcext:value-type="float">
            <text:p>686.46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6.70535378" calcext:value-type="float">
            <text:p>686.70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01953627" calcext:value-type="float">
            <text:p>687.0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41286398" calcext:value-type="float">
            <text:p>687.4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7.8848872" calcext:value-type="float">
            <text:p>687.88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8.43530615" calcext:value-type="float">
            <text:p>688.43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9.06457052" calcext:value-type="float">
            <text:p>689.06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89.77148114" calcext:value-type="float">
            <text:p>689.7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0.556038" calcext:value-type="float">
            <text:p>690.55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1.4188407" calcext:value-type="float">
            <text:p>691.41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2.35913974" calcext:value-type="float">
            <text:p>692.35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3.37663534" calcext:value-type="float">
            <text:p>693.37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4.47027823" calcext:value-type="float">
            <text:p>694.47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5.6402183" calcext:value-type="float">
            <text:p>695.64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6.88660544" calcext:value-type="float">
            <text:p>696.88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8.20869018" calcext:value-type="float">
            <text:p>698.20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99.60617272" calcext:value-type="float">
            <text:p>699.60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1.077704" calcext:value-type="float">
            <text:p>701.0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2.62358381" calcext:value-type="float">
            <text:p>702.62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4.24321257" calcext:value-type="float">
            <text:p>704.2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5.93584079" calcext:value-type="float">
            <text:p>705.93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7.70176826" calcext:value-type="float">
            <text:p>707.70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9.53994572" calcext:value-type="float">
            <text:p>709.53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1.44902409" calcext:value-type="float">
            <text:p>711.44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3.42960296" calcext:value-type="float">
            <text:p>713.4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5.48048317" calcext:value-type="float">
            <text:p>715.4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7.60151481" calcext:value-type="float">
            <text:p>717.60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19.79134882" calcext:value-type="float">
            <text:p>719.79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2.04953551" calcext:value-type="float">
            <text:p>722.04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4.37622477" calcext:value-type="float">
            <text:p>724.37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6.77006755" calcext:value-type="float">
            <text:p>726.77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29.22986467" calcext:value-type="float">
            <text:p>729.22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1.75606582" calcext:value-type="float">
            <text:p>731.75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4.34777162" calcext:value-type="float">
            <text:p>734.34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7.00468228" calcext:value-type="float">
            <text:p>737.0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39.72424956" calcext:value-type="float">
            <text:p>739.72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2.50722295" calcext:value-type="float">
            <text:p>742.50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5.35255316" calcext:value-type="float">
            <text:p>745.35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48.25949073" calcext:value-type="float">
            <text:p>748.25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1.22773586" calcext:value-type="float">
            <text:p>751.22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4.25548979" calcext:value-type="float">
            <text:p>754.25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57.343502" calcext:value-type="float">
            <text:p>757.3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0.49042344" calcext:value-type="float">
            <text:p>760.49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3.6956545" calcext:value-type="float">
            <text:p>763.6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66.95814592" calcext:value-type="float">
            <text:p>766.95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0.27714823" calcext:value-type="float">
            <text:p>770.27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3.65176203" calcext:value-type="float">
            <text:p>773.6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77.08168754" calcext:value-type="float">
            <text:p>777.08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0.56572559" calcext:value-type="float">
            <text:p>780.56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4.1031267" calcext:value-type="float">
            <text:p>784.10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87.69419066" calcext:value-type="float">
            <text:p>787.6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1.33801809" calcext:value-type="float">
            <text:p>791.33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5.03266034" calcext:value-type="float">
            <text:p>795.03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98.77736794" calcext:value-type="float">
            <text:p>798.77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02.57244066" calcext:value-type="float">
            <text:p>802.57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06.41787852" calcext:value-type="float">
            <text:p>806.4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0.31128317" calcext:value-type="float">
            <text:p>810.31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4.25280451" calcext:value-type="float">
            <text:p>814.2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18.24229265" calcext:value-type="float">
            <text:p>818.24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22.27809872" calcext:value-type="float">
            <text:p>822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26.35917345" calcext:value-type="float">
            <text:p>826.35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0.48521705" calcext:value-type="float">
            <text:p>830.48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4.65622952" calcext:value-type="float">
            <text:p>834.65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38.87071189" calcext:value-type="float">
            <text:p>838.87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43.12866417" calcext:value-type="float">
            <text:p>843.12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47.42933688" calcext:value-type="float">
            <text:p>847.42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51.77243022" calcext:value-type="float">
            <text:p>851.77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56.15584564" calcext:value-type="float">
            <text:p>856.15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0.58063243" calcext:value-type="float">
            <text:p>860.58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5.04469202" calcext:value-type="float">
            <text:p>865.04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69.54832422" calcext:value-type="float">
            <text:p>869.54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74.09062965" calcext:value-type="float">
            <text:p>874.09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78.67145841" calcext:value-type="float">
            <text:p>878.67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83.28901174" calcext:value-type="float">
            <text:p>883.28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87.94388924" calcext:value-type="float">
            <text:p>887.94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92.63519152" calcext:value-type="float">
            <text:p>892.63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897.36231899" calcext:value-type="float">
            <text:p>897.36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02.12527167" calcext:value-type="float">
            <text:p>902.12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06.92255058" calcext:value-type="float">
            <text:p>906.92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11.75370604" calcext:value-type="float">
            <text:p>911.75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16.61843826" calcext:value-type="float">
            <text:p>916.61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21.51599775" calcext:value-type="float">
            <text:p>921.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26.44668431" calcext:value-type="float">
            <text:p>926.44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31.40869918" calcext:value-type="float">
            <text:p>931.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36.40204236" calcext:value-type="float">
            <text:p>936.40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41.42641406" calcext:value-type="float">
            <text:p>941.42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46.48121469" calcext:value-type="float">
            <text:p>946.48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51.56584467" calcext:value-type="float">
            <text:p>951.5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56.6804539" calcext:value-type="float">
            <text:p>956.68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61.82369331" calcext:value-type="float">
            <text:p>961.82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66.99601259" calcext:value-type="float">
            <text:p>966.99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72.19621257" calcext:value-type="float">
            <text:p>972.19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77.42399345" calcext:value-type="float">
            <text:p>977.42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82.67875565" calcext:value-type="float">
            <text:p>982.67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87.96019939" calcext:value-type="float">
            <text:p>987.9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93.26832465" calcext:value-type="float">
            <text:p>993.2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98.60238196" calcext:value-type="float">
            <text:p>998.60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3.96102225" calcext:value-type="float">
            <text:p>1003.96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9.34544469" calcext:value-type="float">
            <text:p>1009.34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14.75445011" calcext:value-type="float">
            <text:p>1014.75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20.18788862" calcext:value-type="float">
            <text:p>1020.18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25.64426125" calcext:value-type="float">
            <text:p>1025.64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31.12416759" calcext:value-type="float">
            <text:p>1031.12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36.62775754" calcext:value-type="float">
            <text:p>1036.6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42.15398181" calcext:value-type="float">
            <text:p>1042.15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47.70284042" calcext:value-type="float">
            <text:p>1047.70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53.27328408" calcext:value-type="float">
            <text:p>1053.27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58.86471321" calcext:value-type="float">
            <text:p>1058.86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64.47832699" calcext:value-type="float">
            <text:p>1064.4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70.11232665" calcext:value-type="float">
            <text:p>1070.11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75.76806127" calcext:value-type="float">
            <text:p>1075.76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81.4431325" calcext:value-type="float">
            <text:p>1081.44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87.13828982" calcext:value-type="float">
            <text:p>1087.13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92.85263386" calcext:value-type="float">
            <text:p>1092.85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98.58661431" calcext:value-type="float">
            <text:p>1098.58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04.33933179" calcext:value-type="float">
            <text:p>1104.33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10.11213536" calcext:value-type="float">
            <text:p>1110.11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15.90157741" calcext:value-type="float">
            <text:p>1115.9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21.71095566" calcext:value-type="float">
            <text:p>1121.71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27.5368225" calcext:value-type="float">
            <text:p>1127.53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33.3802272" calcext:value-type="float">
            <text:p>1133.38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39.24086996" calcext:value-type="float">
            <text:p>1139.2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45.11890068" calcext:value-type="float">
            <text:p>1145.1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51.01356989" calcext:value-type="float">
            <text:p>1151.01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56.92472768" calcext:value-type="float">
            <text:p>1156.92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62.85282374" calcext:value-type="float">
            <text:p>1162.85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68.79575953" calcext:value-type="float">
            <text:p>1168.79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74.75518391" calcext:value-type="float">
            <text:p>1174.75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80.7298977" calcext:value-type="float">
            <text:p>1180.7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86.71900153" calcext:value-type="float">
            <text:p>1186.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92.72354467" calcext:value-type="float">
            <text:p>1192.7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198.74352712" calcext:value-type="float">
            <text:p>1198.74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04.77744993" calcext:value-type="float">
            <text:p>1204.77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10.82561287" calcext:value-type="float">
            <text:p>1210.82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16.88756627" calcext:value-type="float">
            <text:p>1216.88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22.96360991" calcext:value-type="float">
            <text:p>1222.96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29.05419349" calcext:value-type="float">
            <text:p>1229.05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35.15721845" calcext:value-type="float">
            <text:p>1235.1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41.27388397" calcext:value-type="float">
            <text:p>1241.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47.40344057" calcext:value-type="float">
            <text:p>1247.40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53.54618803" calcext:value-type="float">
            <text:p>1253.54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59.70122699" calcext:value-type="float">
            <text:p>1259.70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65.86885723" calcext:value-type="float">
            <text:p>1265.86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72.04802947" calcext:value-type="float">
            <text:p>1272.04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78.23934332" calcext:value-type="float">
            <text:p>1278.23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84.44309855" calcext:value-type="float">
            <text:p>1284.4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90.65839579" calcext:value-type="float">
            <text:p>1290.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96.88553483" calcext:value-type="float">
            <text:p>1296.88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03.12361629" calcext:value-type="float">
            <text:p>1303.1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09.37323977" calcext:value-type="float">
            <text:p>1309.37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15.63320608" calcext:value-type="float">
            <text:p>1315.63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21.90471441" calcext:value-type="float">
            <text:p>1321.9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28.18746495" calcext:value-type="float">
            <text:p>1328.18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34.47965896" calcext:value-type="float">
            <text:p>1334.4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40.78264549" calcext:value-type="float">
            <text:p>1340.78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47.09582497" calcext:value-type="float">
            <text:p>1347.09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3.41919739" calcext:value-type="float">
            <text:p>1353.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9.75216317" calcext:value-type="float">
            <text:p>1359.7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66.0950221" calcext:value-type="float">
            <text:p>1366.09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72.44747438" calcext:value-type="float">
            <text:p>1372.44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78.80907034" calcext:value-type="float">
            <text:p>1378.80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85.18085925" calcext:value-type="float">
            <text:p>1385.18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91.56224151" calcext:value-type="float">
            <text:p>1391.56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97.95186806" calcext:value-type="float">
            <text:p>1397.95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04.35093808" calcext:value-type="float">
            <text:p>1404.35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10.75870207" calcext:value-type="float">
            <text:p>1410.7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17.17545984" calcext:value-type="float">
            <text:p>1417.17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23.59896295" calcext:value-type="float">
            <text:p>1423.59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30.03265899" calcext:value-type="float">
            <text:p>1430.03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36.47429954" calcext:value-type="float">
            <text:p>1436.4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42.92478396" calcext:value-type="float">
            <text:p>1442.92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49.3823135" calcext:value-type="float">
            <text:p>1449.38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55.84763765" calcext:value-type="float">
            <text:p>1455.8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62.32210547" calcext:value-type="float">
            <text:p>1462.32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68.80391821" calcext:value-type="float">
            <text:p>1468.80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75.29337565" calcext:value-type="float">
            <text:p>1475.29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81.78957842" calcext:value-type="float">
            <text:p>1481.78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88.29477497" calcext:value-type="float">
            <text:p>1488.2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494.80626715" calcext:value-type="float">
            <text:p>1494.80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01.32495436" calcext:value-type="float">
            <text:p>1501.32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07.85128628" calcext:value-type="float">
            <text:p>1507.85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14.38361404" calcext:value-type="float">
            <text:p>1514.38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20.92313682" calcext:value-type="float">
            <text:p>1520.92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27.47000452" calcext:value-type="float">
            <text:p>152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34.02421713" calcext:value-type="float">
            <text:p>1534.02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40.5842757" calcext:value-type="float">
            <text:p>1540.58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47.1507798" calcext:value-type="float">
            <text:p>1547.15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53.72357955" calcext:value-type="float">
            <text:p>1553.72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60.30312462" calcext:value-type="float">
            <text:p>1560.3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66.88911524" calcext:value-type="float">
            <text:p>1566.88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73.4811017" calcext:value-type="float">
            <text:p>1573.4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80.07878422" calcext:value-type="float">
            <text:p>1580.07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86.681863" calcext:value-type="float">
            <text:p>1586.6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93.29198691" calcext:value-type="float">
            <text:p>1593.29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599.90810667" calcext:value-type="float">
            <text:p>1599.90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06.52977258" calcext:value-type="float">
            <text:p>1606.52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13.15713455" calcext:value-type="float">
            <text:p>1613.15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19.78974289" calcext:value-type="float">
            <text:p>1619.78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26.42804729" calcext:value-type="float">
            <text:p>1626.4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33.07099847" calcext:value-type="float">
            <text:p>1633.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39.72159436" calcext:value-type="float">
            <text:p>1639.72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46.37638734" calcext:value-type="float">
            <text:p>1646.37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53.03552732" calcext:value-type="float">
            <text:p>1653.03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59.70036335" calcext:value-type="float">
            <text:p>1659.7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66.37119523" calcext:value-type="float">
            <text:p>1666.3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73.04577451" calcext:value-type="float">
            <text:p>1673.04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79.72530037" calcext:value-type="float">
            <text:p>1679.7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86.41067219" calcext:value-type="float">
            <text:p>1686.41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93.10039099" calcext:value-type="float">
            <text:p>1693.1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99.79490647" calcext:value-type="float">
            <text:p>1699.79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06.49406874" calcext:value-type="float">
            <text:p>1706.49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13.19817758" calcext:value-type="float">
            <text:p>1713.19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19.9070831" calcext:value-type="float">
            <text:p>1719.90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26.62003582" calcext:value-type="float">
            <text:p>1726.62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33.33733553" calcext:value-type="float">
            <text:p>1733.33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40.05928203" calcext:value-type="float">
            <text:p>1740.0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46.78437634" calcext:value-type="float">
            <text:p>1746.78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53.5154665" calcext:value-type="float">
            <text:p>1753.51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60.25000428" calcext:value-type="float">
            <text:p>176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66.98903894" calcext:value-type="float">
            <text:p>1766.9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73.73257049" calcext:value-type="float">
            <text:p>1773.7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80.47984945" calcext:value-type="float">
            <text:p>1780.47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87.22967664" calcext:value-type="float">
            <text:p>1787.2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793.98430051" calcext:value-type="float">
            <text:p>1793.9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00.74372106" calcext:value-type="float">
            <text:p>1800.74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07.50598964" calcext:value-type="float">
            <text:p>1807.50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14.272905" calcext:value-type="float">
            <text:p>1814.27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21.04401746" calcext:value-type="float">
            <text:p>1821.04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27.81707857" calcext:value-type="float">
            <text:p>1827.8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34.59553594" calcext:value-type="float">
            <text:p>1834.5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41.37669144" calcext:value-type="float">
            <text:p>1841.37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48.16129456" calcext:value-type="float">
            <text:p>1848.16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54.94919539" calcext:value-type="float">
            <text:p>1854.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61.73994426" calcext:value-type="float">
            <text:p>1861.7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68.53519001" calcext:value-type="float">
            <text:p>1868.53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75.33388337" calcext:value-type="float">
            <text:p>1875.33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82.13572455" calcext:value-type="float">
            <text:p>1882.13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88.94071356" calcext:value-type="float">
            <text:p>1888.94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95.74870048" calcext:value-type="float">
            <text:p>1895.7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02.56013503" calcext:value-type="float">
            <text:p>1902.56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09.37471739" calcext:value-type="float">
            <text:p>1909.37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16.19244757" calcext:value-type="float">
            <text:p>1916.19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23.01362537" calcext:value-type="float">
            <text:p>1923.0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29.83660192" calcext:value-type="float">
            <text:p>1929.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36.66347577" calcext:value-type="float">
            <text:p>1936.66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43.49304776" calcext:value-type="float">
            <text:p>1943.49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50.32606736" calcext:value-type="float">
            <text:p>1950.32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57.16118551" calcext:value-type="float">
            <text:p>1957.16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63.99960137" calcext:value-type="float">
            <text:p>1963.9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70.84086526" calcext:value-type="float">
            <text:p>1970.8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77.68557676" calcext:value-type="float">
            <text:p>1977.68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84.53163734" calcext:value-type="float">
            <text:p>1984.53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91.38099562" calcext:value-type="float">
            <text:p>1991.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98.23245246" calcext:value-type="float">
            <text:p>1998.23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05.0876567" calcext:value-type="float">
            <text:p>2005.0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11.9443599" calcext:value-type="float">
            <text:p>2011.9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18.80436082" calcext:value-type="float">
            <text:p>2018.8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25.66541102" calcext:value-type="float">
            <text:p>2025.6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32.52990882" calcext:value-type="float">
            <text:p>2032.52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39.39605549" calcext:value-type="float">
            <text:p>2039.39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46.26654915" calcext:value-type="float">
            <text:p>2046.26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53.13734259" calcext:value-type="float">
            <text:p>2053.13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60.01173355" calcext:value-type="float">
            <text:p>2060.0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66.88762347" calcext:value-type="float">
            <text:p>2066.88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73.76666121" calcext:value-type="float">
            <text:p>2073.76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80.64704802" calcext:value-type="float">
            <text:p>2080.64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87.53028286" calcext:value-type="float">
            <text:p>2087.53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94.41546634" calcext:value-type="float">
            <text:p>2094.41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01.30319807" calcext:value-type="float">
            <text:p>2101.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08.19182917" calcext:value-type="float">
            <text:p>2108.19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15.08420767" calcext:value-type="float">
            <text:p>2115.08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21.97838493" calcext:value-type="float">
            <text:p>2121.97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28.87376136" calcext:value-type="float">
            <text:p>2128.8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35.77108644" calcext:value-type="float">
            <text:p>2135.77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42.67051007" calcext:value-type="float">
            <text:p>2142.67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49.57233204" calcext:value-type="float">
            <text:p>2149.57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56.47655235" calcext:value-type="float">
            <text:p>2156.47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63.38257141" calcext:value-type="float">
            <text:p>2163.38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70.28919006" calcext:value-type="float">
            <text:p>2170.28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77.19820704" calcext:value-type="float">
            <text:p>2177.19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84.10887289" calcext:value-type="float">
            <text:p>2184.10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91.02148739" calcext:value-type="float">
            <text:p>2191.02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97.9375495" calcext:value-type="float">
            <text:p>2197.93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04.85286213" calcext:value-type="float">
            <text:p>2204.85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11.77162237" calcext:value-type="float">
            <text:p>2211.77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18.69203147" calcext:value-type="float">
            <text:p>2218.69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25.61319005" calcext:value-type="float">
            <text:p>2225.6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32.5353979" calcext:value-type="float">
            <text:p>2232.5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39.45955441" calcext:value-type="float">
            <text:p>2239.45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46.38535978" calcext:value-type="float">
            <text:p>2246.38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53.31476265" calcext:value-type="float">
            <text:p>2253.31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60.24386573" calcext:value-type="float">
            <text:p>2260.24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67.17491746" calcext:value-type="float">
            <text:p>2267.17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74.10671868" calcext:value-type="float">
            <text:p>2274.10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81.04061844" calcext:value-type="float">
            <text:p>2281.04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87.97571737" calcext:value-type="float">
            <text:p>2287.9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294.91336454" calcext:value-type="float">
            <text:p>2294.9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01.85176119" calcext:value-type="float">
            <text:p>2301.8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08.79075742" calcext:value-type="float">
            <text:p>2308.79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15.73245178" calcext:value-type="float">
            <text:p>2315.73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22.67399625" calcext:value-type="float">
            <text:p>2322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29.61943802" calcext:value-type="float">
            <text:p>2329.61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36.56458" calcext:value-type="float">
            <text:p>2336.56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43.51182053" calcext:value-type="float">
            <text:p>2343.5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50.45861136" calcext:value-type="float">
            <text:p>2350.45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57.40825023" calcext:value-type="float">
            <text:p>2357.40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64.35713961" calcext:value-type="float">
            <text:p>2364.3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71.30917682" calcext:value-type="float">
            <text:p>2371.30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78.26151381" calcext:value-type="float">
            <text:p>2378.26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85.21325123" calcext:value-type="float">
            <text:p>2385.2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92.16933563" calcext:value-type="float">
            <text:p>2392.16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399.12766848" calcext:value-type="float">
            <text:p>2399.12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06.08645101" calcext:value-type="float">
            <text:p>2406.08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13.04508365" calcext:value-type="float">
            <text:p>2413.04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20.00296681" calcext:value-type="float">
            <text:p>2420.00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26.95890131" calcext:value-type="float">
            <text:p>2426.9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33.93057493" calcext:value-type="float">
            <text:p>2433.93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40.89100632" calcext:value-type="float">
            <text:p>2440.89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47.8440928" calcext:value-type="float">
            <text:p>2447.84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54.81171921" calcext:value-type="float">
            <text:p>2454.8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61.82926107" calcext:value-type="float">
            <text:p>2461.8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14" meta:object-count="0"/>
    <meta:generator>LibreOffice/5.1.6.2$Linux_X86_64 LibreOffice_project/10m0$Build-2</meta:generator>
  </office:meta>
</office:document-meta>
</file>